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73" style:family="table-cell" style:parent-style-name="Default">
      <style:text-properties style:text-underline-style="solid" style:text-underline-width="auto" style:text-und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</style:style>
    <style:style style:name="ce76" style:family="table-cell" style:parent-style-name="Default">
      <style:text-properties style:font-name="Ubuntu"/>
    </style:style>
    <style:style style:name="ce7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1.76pt solid #000000" style:vertical-align="middle"/>
      <style:paragraph-properties fo:text-align="center"/>
      <style:text-properties style:font-name="Ubuntu"/>
    </style:style>
    <style:style style:name="ce7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Ubuntu"/>
    </style:style>
    <style:style style:name="ce80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Ubuntu"/>
    </style:style>
    <style:style style:name="ce8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Ubuntu"/>
    </style:style>
    <style:style style:name="ce82" style:family="table-cell" style:parent-style-name="Default">
      <style:table-cell-properties fo:border-bottom="none" fo:border-left="none" fo:border-right="none" fo:border-top="2.01pt solid #000000"/>
      <style:text-properties style:font-name="Ubuntu"/>
    </style:style>
    <style:style style:name="ce83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84" style:family="table-cell" style:parent-style-name="Default">
      <style:table-cell-properties fo:border-bottom="none" fo:border-left="none" fo:border-right="none" fo:border-top="2.01pt solid #000000"/>
    </style:style>
    <style:style style:name="ce85" style:family="table-cell" style:parent-style-name="Default">
      <style:table-cell-properties fo:border-bottom="0.99pt solid #000000" fo:border-left="0.99pt solid #000000" fo:border-right="0.99pt solid #000000" fo:border-top="1.76pt solid #000000"/>
    </style:style>
    <style:style style:name="ce8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87" style:family="table-cell" style:parent-style-name="Default">
      <style:table-cell-properties fo:border="0.99pt solid #000000"/>
      <style:text-properties style:font-name="Ubuntu"/>
    </style:style>
    <style:style style:name="ce88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Ubuntu"/>
    </style:style>
    <style:style style:name="ce89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Ubuntu"/>
    </style:style>
    <style:style style:name="ce90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91" style:family="table-cell" style:parent-style-name="Default">
      <style:table-cell-properties fo:border="0.99pt solid #000000"/>
    </style:style>
    <style:style style:name="ce92" style:family="table-cell" style:parent-style-name="Default">
      <style:table-cell-properties fo:border="0.99pt solid #000000"/>
      <style:text-properties style:font-name="Ubuntu" style:text-underline-style="non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 style:data-style-name="N104">
      <style:table-cell-properties fo:border="0.99pt solid #000000"/>
      <style:text-properties style:font-name="Ubuntu"/>
    </style:style>
    <style:style style:name="ce94" style:family="table-cell" style:parent-style-name="Default" style:data-style-name="N104">
      <style:table-cell-properties fo:border-bottom="2.01pt solid #000000" fo:border-left="0.99pt solid #000000" fo:border-right="0.99pt solid #000000" fo:border-top="0.99pt solid #000000"/>
      <style:text-properties style:font-name="Ubuntu"/>
    </style:style>
    <style:style style:name="ce95" style:family="table-cell" style:parent-style-name="Default">
      <style:table-cell-properties fo:border-bottom="none" fo:border-left="none" fo:border-right="2.01pt solid #000000" fo:border-top="2.01pt solid #000000"/>
      <style:text-properties style:font-name="Ubuntu"/>
    </style:style>
    <style:style style:name="ce96" style:family="table-cell" style:parent-style-name="Default" style:data-style-name="N104">
      <style:table-cell-properties fo:border="0.99pt solid #000000"/>
    </style:style>
    <style:style style:name="ce97" style:family="table-cell" style:parent-style-name="Default">
      <style:table-cell-properties fo:border-bottom="none" fo:border-left="none" fo:border-right="2.01pt solid #000000" fo:border-top="2.01pt solid #000000"/>
    </style:style>
    <style:style style:name="ce27" style:family="table-cell" style:parent-style-name="Default" style:data-style-name="N104"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101" style:family="table-cell" style:parent-style-name="Default">
      <style:table-cell-properties fo:border-bottom="0.99pt solid #000000" fo:border-left="0.99pt solid #000000" fo:border-right="2.01pt solid #000000" fo:border-top="1.76pt solid #000000"/>
    </style:style>
    <style:style style:name="ce102" style:family="table-cell" style:parent-style-name="Default">
      <style:table-cell-properties fo:border-bottom="0.99pt solid #000000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103" style:family="table-cell" style:parent-style-name="Default" style:data-style-name="N104">
      <style:table-cell-properties fo:border-bottom="0.99pt solid #000000" fo:border-left="0.99pt solid #000000" fo:border-right="2.01pt solid #000000" fo:border-top="0.99pt solid #000000"/>
      <style:text-properties style:font-name="Ubuntu"/>
    </style:style>
    <style:style style:name="ce104" style:family="table-cell" style:parent-style-name="Default" style:data-style-name="N104">
      <style:table-cell-properties fo:border-bottom="2.01pt solid #000000" fo:border-left="0.99pt solid #000000" fo:border-right="2.01pt solid #000000" fo:border-top="0.99pt solid #000000"/>
      <style:text-properties style:font-name="Ubuntu"/>
    </style:style>
    <style:style style:name="ce10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Ubuntu"/>
    </style:style>
    <style:style style:name="ce10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07" style:family="table-cell" style:parent-style-name="Default" style:data-style-name="N104">
      <style:table-cell-properties fo:border-bottom="0.99pt solid #000000" fo:border-left="0.99pt solid #000000" fo:border-right="2.01pt solid #000000" fo:border-top="0.99pt solid #000000"/>
    </style:style>
    <style:style style:name="ce108" style:family="table-cell" style:parent-style-name="Default" style:data-style-name="N104">
      <style:table-cell-properties fo:border-bottom="2.01pt solid #000000" fo:border-left="0.99pt solid #000000" fo:border-right="2.01pt solid #000000" fo:border-top="0.99pt solid #000000"/>
    </style:style>
    <style:style style:name="ce98" style:family="table-cell" style:parent-style-name="Default" style:data-style-name="N104"/>
    <style:style style:name="T1" style:family="text">
      <style:text-properties style:font-name="Liberation Serif"/>
    </style:style>
    <style:style style:name="T2" style:family="text">
      <style:text-properties style:font-name="Liberation Serif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7"/>
        <table:table-column table:style-name="co1" table:default-cell-style-name="ce93"/>
        <table:table-column table:style-name="co2" table:default-cell-style-name="ce87"/>
        <table:table-column table:style-name="co1" table:default-cell-style-name="ce103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74" office:value-type="string" calcext:value-type="string" table:number-columns-spanned="5" table:number-rows-spanned="1">
            <text:p>COSTOS DEL PROTOTIPO – UNIDAD TERMINAL REMOTA- 02/20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table-cell table:style-name="ce75" office:value-type="string" calcext:value-type="string" table:number-columns-spanned="5" table:number-rows-spanned="1">
            <text:p>UNIVERSIDAD TECNOLÓGICA NACIONAL UTN - FRC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Cajal, Esteban Natanael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Ferreyra, Octavio Andres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Muñoz, Pablo Antonio</text:p>
          </table:table-cell>
          <table:table-cell table:style-name="Default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77" office:value-type="string" calcext:value-type="string" table:number-columns-spanned="5" table:number-rows-spanned="1">
            <text:p>MÓDULO ENTRADAS DIGITALES</text:p>
          </table:table-cell>
          <table:covered-table-cell table:number-columns-repeated="3" table:style-name="ce85"/>
          <table:covered-table-cell table:style-name="ce101"/>
          <table:table-cell table:number-columns-repeated="3"/>
        </table:table-row>
        <table:table-row table:style-name="ro3">
          <table:table-cell/>
          <table:table-cell table:style-name="ce78" office:value-type="string" calcext:value-type="string">
            <text:p>COMPONENTE</text:p>
          </table:table-cell>
          <table:table-cell table:style-name="ce86" office:value-type="string" calcext:value-type="string">
            <text:p>VALOR/CARACTERÍSTICA</text:p>
          </table:table-cell>
          <table:table-cell table:style-name="ce86" office:value-type="string" calcext:value-type="string">
            <text:p>PRECIO UNITARIO</text:p>
          </table:table-cell>
          <table:table-cell table:style-name="ce99" office:value-type="string" calcext:value-type="string">
            <text:p>CANTIDAD</text:p>
          </table:table-cell>
          <table:table-cell table:style-name="ce102" office:value-type="string" calcext:value-type="string">
            <text:p>PRECIO TO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nera </text:p>
          </table:table-cell>
          <table:table-cell office:value-type="string" calcext:value-type="string">
            <text:p>3T</text:p>
          </table:table-cell>
          <table:table-cell office:value-type="currency" office:currency="ARS" office:value="19" calcext:value-type="currency">
            <text:p>$19,00</text:p>
          </table:table-cell>
          <table:table-cell office:value-type="float" office:value="3" calcext:value-type="float">
            <text:p>3</text:p>
          </table:table-cell>
          <table:table-cell table:formula="of:=[.D13]*[.E13]" office:value-type="currency" office:currency="ARS" office:value="57" calcext:value-type="currency">
            <text:p>$57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o</text:p>
          </table:table-cell>
          <table:table-cell office:value-type="string" calcext:value-type="string">
            <text:p>1N4007</text:p>
          </table:table-cell>
          <table:table-cell office:value-type="currency" office:currency="ARS" office:value="4.5" calcext:value-type="currency">
            <text:p>$4,50</text:p>
          </table:table-cell>
          <table:table-cell office:value-type="float" office:value="8" calcext:value-type="float">
            <text:p>8</text:p>
          </table:table-cell>
          <table:table-cell table:formula="of:=[.D14]*[.E14]" office:value-type="currency" office:currency="ARS" office:value="36" calcext:value-type="currency">
            <text:p>$36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encia</text:p>
          </table:table-cell>
          <table:table-cell office:value-type="string" calcext:value-type="string">
            <text:p>10 K<text:span text:style-name="T1">Ω</text:span>   1W</text:p>
          </table:table-cell>
          <table:table-cell office:value-type="currency" office:currency="ARS" office:value="14.14" calcext:value-type="currency">
            <text:p>$14,14</text:p>
          </table:table-cell>
          <table:table-cell office:value-type="float" office:value="16" calcext:value-type="float">
            <text:p>16</text:p>
          </table:table-cell>
          <table:table-cell table:formula="of:=[.D15]*[.E15]" office:value-type="currency" office:currency="ARS" office:value="226.24" calcext:value-type="currency">
            <text:p>$226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100uF</text:p>
          </table:table-cell>
          <table:table-cell office:value-type="currency" office:currency="ARS" office:value="2.9" calcext:value-type="currency">
            <text:p>$2,90</text:p>
          </table:table-cell>
          <table:table-cell office:value-type="float" office:value="8" calcext:value-type="float">
            <text:p>8</text:p>
          </table:table-cell>
          <table:table-cell table:formula="of:=[.D16]*[.E16]" office:value-type="currency" office:currency="ARS" office:value="23.2" calcext:value-type="currency">
            <text:p>$23,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0,1uF</text:p>
          </table:table-cell>
          <table:table-cell office:value-type="currency" office:currency="ARS" office:value="4.87" calcext:value-type="currency">
            <text:p>$4,87</text:p>
          </table:table-cell>
          <table:table-cell office:value-type="float" office:value="8" calcext:value-type="float">
            <text:p>8</text:p>
          </table:table-cell>
          <table:table-cell table:formula="of:=[.D17]*[.E17]" office:value-type="currency" office:currency="ARS" office:value="38.96" calcext:value-type="currency">
            <text:p>$38,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encia</text:p>
          </table:table-cell>
          <table:table-cell office:value-type="string" calcext:value-type="string">
            <text:p>470 <text:span text:style-name="T1">Ω</text:span>  0,25W</text:p>
          </table:table-cell>
          <table:table-cell office:value-type="currency" office:currency="ARS" office:value="2.57" calcext:value-type="currency">
            <text:p>$2,57</text:p>
          </table:table-cell>
          <table:table-cell office:value-type="float" office:value="8" calcext:value-type="float">
            <text:p>8</text:p>
          </table:table-cell>
          <table:table-cell table:formula="of:=[.D18]*[.E18]" office:value-type="currency" office:currency="ARS" office:value="20.56" calcext:value-type="currency">
            <text:p>$20,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encia</text:p>
          </table:table-cell>
          <table:table-cell office:value-type="string" calcext:value-type="string">
            <text:p>10 K<text:span text:style-name="T1">Ω</text:span>   0,25W</text:p>
          </table:table-cell>
          <table:table-cell office:value-type="currency" office:currency="ARS" office:value="2.57" calcext:value-type="currency">
            <text:p>$2,57</text:p>
          </table:table-cell>
          <table:table-cell office:value-type="float" office:value="13" calcext:value-type="float">
            <text:p>13</text:p>
          </table:table-cell>
          <table:table-cell table:formula="of:=[.D19]*[.E19]" office:value-type="currency" office:currency="ARS" office:value="33.41" calcext:value-type="currency">
            <text:p>$33,41</text:p>
          </table:table-cell>
          <table:table-cell table:number-columns-repeated="2"/>
          <table:table-cell table:style-name="ce98"/>
        </table:table-row>
        <table:table-row table:style-name="ro1">
          <table:table-cell/>
          <table:table-cell office:value-type="string" calcext:value-type="string">
            <text:p>Bornera </text:p>
          </table:table-cell>
          <table:table-cell office:value-type="string" calcext:value-type="string">
            <text:p>2T</text:p>
          </table:table-cell>
          <table:table-cell office:value-type="currency" office:currency="ARS" office:value="15.97" calcext:value-type="currency">
            <text:p>$15,97</text:p>
          </table:table-cell>
          <table:table-cell office:value-type="float" office:value="2" calcext:value-type="float">
            <text:p>2</text:p>
          </table:table-cell>
          <table:table-cell table:formula="of:=[.D20]*[.E20]" office:value-type="currency" office:currency="ARS" office:value="31.94" calcext:value-type="currency">
            <text:p>$31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currency" office:currency="ARS" office:value="4.82" calcext:value-type="currency">
            <text:p>$4,82</text:p>
          </table:table-cell>
          <table:table-cell office:value-type="float" office:value="8" calcext:value-type="float">
            <text:p>8</text:p>
          </table:table-cell>
          <table:table-cell table:formula="of:=[.D21]*[.E21]" office:value-type="currency" office:currency="ARS" office:value="38.56" calcext:value-type="currency">
            <text:p>$38,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es</text:p>
          </table:table-cell>
          <table:table-cell office:value-type="string" calcext:value-type="string">
            <text:p>Macho</text:p>
          </table:table-cell>
          <table:table-cell office:value-type="currency" office:currency="ARS" office:value="0.75" calcext:value-type="currency">
            <text:p>$0,75</text:p>
          </table:table-cell>
          <table:table-cell office:value-type="float" office:value="6" calcext:value-type="float">
            <text:p>6</text:p>
          </table:table-cell>
          <table:table-cell table:formula="of:=[.D22]*[.E22]" office:value-type="currency" office:currency="ARS" office:value="4.5" calcext:value-type="currency">
            <text:p>$4,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v. 8 bits I2C</text:p>
          </table:table-cell>
          <table:table-cell office:value-type="string" calcext:value-type="string">
            <text:p>PCF8574</text:p>
          </table:table-cell>
          <table:table-cell office:value-type="currency" office:currency="ARS" office:value="240" calcext:value-type="currency">
            <text:p>$240,00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ARS" office:value="240" calcext:value-type="currency">
            <text:p>$240,00</text:p>
          </table:table-cell>
          <table:table-cell table:number-columns-repeated="3"/>
        </table:table-row>
        <table:table-row table:style-name="ro1">
          <table:table-cell/>
          <table:table-cell table:style-name="ce80" office:value-type="string" calcext:value-type="string">
            <text:p>Placa Virgen</text:p>
          </table:table-cell>
          <table:table-cell table:style-name="ce88" office:value-type="string" calcext:value-type="string">
            <text:p>Pertinax 10x10 cm</text:p>
          </table:table-cell>
          <table:table-cell table:style-name="ce94" office:value-type="currency" office:currency="ARS" office:value="110" calcext:value-type="currency">
            <text:p>$110,00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ARS" office:value="110" calcext:value-type="currency">
            <text:p>$110,00</text:p>
          </table:table-cell>
          <table:table-cell table:number-columns-repeated="3"/>
        </table:table-row>
        <table:table-row table:style-name="ro1">
          <table:table-cell/>
          <table:table-cell table:style-name="ce76" table:number-columns-repeated="3"/>
          <table:table-cell table:style-name="ce80" office:value-type="string" calcext:value-type="string">
            <text:p>TOTAL</text:p>
          </table:table-cell>
          <table:table-cell table:style-name="ce104" table:formula="of:=SUM([.F13:.F24])" office:value-type="currency" office:currency="ARS" office:value="860.37" calcext:value-type="currency">
            <text:p>$860,3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76" table:number-columns-repeated="5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 table:number-columns-spanned="5" table:number-rows-spanned="1">
            <text:p>MÓDULO SALIDAS DIGITALES</text:p>
          </table:table-cell>
          <table:covered-table-cell table:number-columns-repeated="3" table:style-name="ce89"/>
          <table:covered-table-cell table:style-name="ce105"/>
          <table:table-cell table:number-columns-repeated="3"/>
        </table:table-row>
        <table:table-row table:style-name="ro3">
          <table:table-cell/>
          <table:table-cell table:style-name="ce78" office:value-type="string" calcext:value-type="string">
            <text:p>COMPONENTE</text:p>
          </table:table-cell>
          <table:table-cell table:style-name="ce86" office:value-type="string" calcext:value-type="string">
            <text:p>VALOR/CARACTERÍSTICA</text:p>
          </table:table-cell>
          <table:table-cell table:style-name="ce86" office:value-type="string" calcext:value-type="string">
            <text:p>PRECIO UNITARIO</text:p>
          </table:table-cell>
          <table:table-cell table:style-name="ce99" office:value-type="string" calcext:value-type="string">
            <text:p>CANTIDAD</text:p>
          </table:table-cell>
          <table:table-cell table:style-name="ce102" office:value-type="string" calcext:value-type="string">
            <text:p>PRECIO TO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nera </text:p>
          </table:table-cell>
          <table:table-cell office:value-type="string" calcext:value-type="string">
            <text:p>3T</text:p>
          </table:table-cell>
          <table:table-cell office:value-type="currency" office:currency="ARS" office:value="19" calcext:value-type="currency">
            <text:p>$19,00</text:p>
          </table:table-cell>
          <table:table-cell office:value-type="float" office:value="9" calcext:value-type="float">
            <text:p>9</text:p>
          </table:table-cell>
          <table:table-cell table:formula="of:=[.D30]*[.E30]" office:value-type="currency" office:currency="ARS" office:value="171" calcext:value-type="currency">
            <text:p>$171,00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Relé</text:p>
          </table:table-cell>
          <table:table-cell office:value-type="string" calcext:value-type="string">
            <text:p>12VDC- SRDD-S-112D</text:p>
          </table:table-cell>
          <table:table-cell office:value-type="currency" office:currency="ARS" office:value="63.89" calcext:value-type="currency">
            <text:p>$63,89</text:p>
          </table:table-cell>
          <table:table-cell office:value-type="float" office:value="8" calcext:value-type="float">
            <text:p>8</text:p>
          </table:table-cell>
          <table:table-cell table:formula="of:=[.D31]*[.E31]" office:value-type="currency" office:currency="ARS" office:value="511.12" calcext:value-type="currency">
            <text:p>$511,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currency" office:currency="ARS" office:value="4.82" calcext:value-type="currency">
            <text:p>$4,82</text:p>
          </table:table-cell>
          <table:table-cell office:value-type="float" office:value="8" calcext:value-type="float">
            <text:p>8</text:p>
          </table:table-cell>
          <table:table-cell table:formula="of:=[.D32]*[.E32]" office:value-type="currency" office:currency="ARS" office:value="38.56" calcext:value-type="currency">
            <text:p>$38,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eglo Darlington</text:p>
          </table:table-cell>
          <table:table-cell office:value-type="string" calcext:value-type="string">
            <text:p>ULN2803</text:p>
          </table:table-cell>
          <table:table-cell office:value-type="currency" office:currency="ARS" office:value="32.58" calcext:value-type="currency">
            <text:p>$32,58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ARS" office:value="32.58" calcext:value-type="currency">
            <text:p>$32,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ócalo </text:p>
          </table:table-cell>
          <table:table-cell office:value-type="string" calcext:value-type="string">
            <text:p>8x2</text:p>
          </table:table-cell>
          <table:table-cell office:value-type="currency" office:currency="ARS" office:value="21" calcext:value-type="currency">
            <text:p>$21,00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ARS" office:value="21" calcext:value-type="currency">
            <text:p>$21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es</text:p>
          </table:table-cell>
          <table:table-cell office:value-type="string" calcext:value-type="string">
            <text:p>Macho</text:p>
          </table:table-cell>
          <table:table-cell office:value-type="currency" office:currency="ARS" office:value="0.75" calcext:value-type="currency">
            <text:p>$0,75</text:p>
          </table:table-cell>
          <table:table-cell office:value-type="float" office:value="6" calcext:value-type="float">
            <text:p>6</text:p>
          </table:table-cell>
          <table:table-cell table:formula="of:=[.D35]*[.E35]" office:value-type="currency" office:currency="ARS" office:value="4.5" calcext:value-type="currency">
            <text:p>$4,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encia </text:p>
          </table:table-cell>
          <table:table-cell office:value-type="string" calcext:value-type="string">
            <text:p>1 KΩ <text:s/>0,25W</text:p>
          </table:table-cell>
          <table:table-cell office:value-type="currency" office:currency="ARS" office:value="2.57" calcext:value-type="currency">
            <text:p>$2,57</text:p>
          </table:table-cell>
          <table:table-cell office:value-type="float" office:value="8" calcext:value-type="float">
            <text:p>8</text:p>
          </table:table-cell>
          <table:table-cell table:formula="of:=[.D36]*[.E36]" office:value-type="currency" office:currency="ARS" office:value="20.56" calcext:value-type="currency">
            <text:p>$20,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encia</text:p>
          </table:table-cell>
          <table:table-cell office:value-type="string" calcext:value-type="string">
            <text:p>10 KΩ <text:s text:c="2"/>0,25W</text:p>
          </table:table-cell>
          <table:table-cell office:value-type="currency" office:currency="ARS" office:value="2.57" calcext:value-type="currency">
            <text:p>$2,57</text:p>
          </table:table-cell>
          <table:table-cell office:value-type="float" office:value="5" calcext:value-type="float">
            <text:p>5</text:p>
          </table:table-cell>
          <table:table-cell table:formula="of:=[.D37]*[.E37]" office:value-type="currency" office:currency="ARS" office:value="12.85" calcext:value-type="currency">
            <text:p>$12,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nera </text:p>
          </table:table-cell>
          <table:table-cell office:value-type="string" calcext:value-type="string">
            <text:p>2T</text:p>
          </table:table-cell>
          <table:table-cell office:value-type="currency" office:currency="ARS" office:value="15.97" calcext:value-type="currency">
            <text:p>$15,97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ARS" office:value="15.97" calcext:value-type="currency">
            <text:p>$15,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ca Virgen</text:p>
          </table:table-cell>
          <table:table-cell office:value-type="string" calcext:value-type="string">
            <text:p>Pertinax 15x15 cm</text:p>
          </table:table-cell>
          <table:table-cell office:value-type="currency" office:currency="ARS" office:value="185.13" calcext:value-type="currency">
            <text:p>$185,13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ARS" office:value="185.13" calcext:value-type="currency">
            <text:p>$185,13</text:p>
          </table:table-cell>
          <table:table-cell table:number-columns-repeated="3"/>
        </table:table-row>
        <table:table-row table:style-name="ro1">
          <table:table-cell/>
          <table:table-cell table:style-name="ce80" office:value-type="string" calcext:value-type="string">
            <text:p>Conv. 8 bits I2C</text:p>
          </table:table-cell>
          <table:table-cell table:style-name="ce88" office:value-type="string" calcext:value-type="string">
            <text:p>PCF8574</text:p>
          </table:table-cell>
          <table:table-cell table:style-name="ce94" office:value-type="currency" office:currency="ARS" office:value="240" calcext:value-type="currency">
            <text:p>$240,00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ARS" office:value="240" calcext:value-type="currency">
            <text:p>$240,00</text:p>
          </table:table-cell>
          <table:table-cell table:number-columns-repeated="3"/>
        </table:table-row>
        <table:table-row table:style-name="ro1">
          <table:table-cell/>
          <table:table-cell table:style-name="ce76" table:number-columns-repeated="3"/>
          <table:table-cell table:style-name="ce80" office:value-type="string" calcext:value-type="string">
            <text:p>TOTAL</text:p>
          </table:table-cell>
          <table:table-cell table:style-name="ce104" table:formula="of:=SUM([.F30:.F40])" office:value-type="currency" office:currency="ARS" office:value="1253.27" calcext:value-type="currency">
            <text:p>$1.253,2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 table:number-columns-spanned="5" table:number-rows-spanned="1">
            <text:p>MÓDULO FUENTES DE CORRIENTES</text:p>
          </table:table-cell>
          <table:covered-table-cell table:number-columns-repeated="3" table:style-name="ce90"/>
          <table:covered-table-cell table:style-name="ce106"/>
          <table:table-cell table:number-columns-repeated="3"/>
        </table:table-row>
        <table:table-row table:style-name="ro3">
          <table:table-cell/>
          <table:table-cell table:style-name="ce78" office:value-type="string" calcext:value-type="string">
            <text:p>COMPONENTE</text:p>
          </table:table-cell>
          <table:table-cell table:style-name="ce86" office:value-type="string" calcext:value-type="string">
            <text:p>VALOR/CARACTERÍSTICA</text:p>
          </table:table-cell>
          <table:table-cell table:style-name="ce86" office:value-type="string" calcext:value-type="string">
            <text:p>PRECIO UNITARIO</text:p>
          </table:table-cell>
          <table:table-cell table:style-name="ce99" office:value-type="string" calcext:value-type="string">
            <text:p>CANTIDAD</text:p>
          </table:table-cell>
          <table:table-cell table:style-name="ce102" office:value-type="string" calcext:value-type="string">
            <text:p>PRECIO TO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nera </text:p>
          </table:table-cell>
          <table:table-cell office:value-type="string" calcext:value-type="string">
            <text:p>2T</text:p>
          </table:table-cell>
          <table:table-cell office:value-type="currency" office:currency="ARS" office:value="15.97" calcext:value-type="currency">
            <text:p>$15,97</text:p>
          </table:table-cell>
          <table:table-cell office:value-type="float" office:value="4" calcext:value-type="float">
            <text:p>4</text:p>
          </table:table-cell>
          <table:table-cell table:formula="of:=[.D46]*[.E46]" office:value-type="currency" office:currency="ARS" office:value="63.88" calcext:value-type="currency">
            <text:p>$63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. Voltaje</text:p>
          </table:table-cell>
          <table:table-cell office:value-type="string" calcext:value-type="string">
            <text:p>LM317</text:p>
          </table:table-cell>
          <table:table-cell office:value-type="currency" office:currency="ARS" office:value="50.09" calcext:value-type="currency">
            <text:p>$50,09</text:p>
          </table:table-cell>
          <table:table-cell office:value-type="float" office:value="4" calcext:value-type="float">
            <text:p>4</text:p>
          </table:table-cell>
          <table:table-cell table:formula="of:=[.D47]*[.E47]" office:value-type="currency" office:currency="ARS" office:value="200.36" calcext:value-type="currency">
            <text:p>$200,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mpod</text:p>
          </table:table-cell>
          <table:table-cell office:value-type="string" calcext:value-type="string">
            <text:p>500 Ω</text:p>
          </table:table-cell>
          <table:table-cell office:value-type="currency" office:currency="ARS" office:value="36.78" calcext:value-type="currency">
            <text:p>$36,78</text:p>
          </table:table-cell>
          <table:table-cell office:value-type="float" office:value="4" calcext:value-type="float">
            <text:p>4</text:p>
          </table:table-cell>
          <table:table-cell table:formula="of:=[.D48]*[.E48]" office:value-type="currency" office:currency="ARS" office:value="147.12" calcext:value-type="currency">
            <text:p>$147,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istencia</text:p>
          </table:table-cell>
          <table:table-cell office:value-type="string" calcext:value-type="string">
            <text:p>33 Ω <text:s/>0,25 W</text:p>
          </table:table-cell>
          <table:table-cell office:value-type="currency" office:currency="ARS" office:value="2.57" calcext:value-type="currency">
            <text:p>$2,57</text:p>
          </table:table-cell>
          <table:table-cell office:value-type="float" office:value="4" calcext:value-type="float">
            <text:p>4</text:p>
          </table:table-cell>
          <table:table-cell table:formula="of:=[.D49]*[.E49]" office:value-type="currency" office:currency="ARS" office:value="10.28" calcext:value-type="currency">
            <text:p>$10,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ca Virgen</text:p>
          </table:table-cell>
          <table:table-cell office:value-type="string" calcext:value-type="string">
            <text:p>Pertinax 5x5 cm</text:p>
          </table:table-cell>
          <table:table-cell office:value-type="currency" office:currency="ARS" office:value="57.9" calcext:value-type="currency">
            <text:p>$57,90</text:p>
          </table:table-cell>
          <table:table-cell office:value-type="float" office:value="1" calcext:value-type="float">
            <text:p>1</text:p>
          </table:table-cell>
          <table:table-cell table:formula="of:=[.D50]*1" office:value-type="currency" office:currency="ARS" office:value="57.9" calcext:value-type="currency">
            <text:p>$57,90</text:p>
          </table:table-cell>
          <table:table-cell table:number-columns-repeated="3"/>
        </table:table-row>
        <table:table-row table:style-name="ro1">
          <table:table-cell/>
          <table:table-cell table:style-name="ce82" table:number-columns-repeated="2"/>
          <table:table-cell table:style-name="ce95"/>
          <table:table-cell table:style-name="ce88" office:value-type="string" calcext:value-type="string">
            <text:p>TOTAL</text:p>
          </table:table-cell>
          <table:table-cell table:style-name="ce104" table:formula="of:=SUM([.F46:.F50])" office:value-type="currency" office:currency="ARS" office:value="479.54" calcext:value-type="currency">
            <text:p>$479,54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76" table:number-columns-repeated="5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 table:number-columns-spanned="5" table:number-rows-spanned="1">
            <text:p>MÓDULO ENTRADAS ANALÓGICAS</text:p>
          </table:table-cell>
          <table:covered-table-cell table:number-columns-repeated="3" table:style-name="ce90"/>
          <table:covered-table-cell table:style-name="ce106"/>
          <table:table-cell table:number-columns-repeated="3"/>
        </table:table-row>
        <table:table-row table:style-name="ro3">
          <table:table-cell/>
          <table:table-cell table:style-name="ce78" office:value-type="string" calcext:value-type="string">
            <text:p>COMPONENTE</text:p>
          </table:table-cell>
          <table:table-cell table:style-name="ce86" office:value-type="string" calcext:value-type="string">
            <text:p>VALOR/CARACTERÍSTICA</text:p>
          </table:table-cell>
          <table:table-cell table:style-name="ce86" office:value-type="string" calcext:value-type="string">
            <text:p>PRECIO UNITARIO</text:p>
          </table:table-cell>
          <table:table-cell table:style-name="ce99" office:value-type="string" calcext:value-type="string">
            <text:p>CANTIDAD</text:p>
          </table:table-cell>
          <table:table-cell table:style-name="ce102" office:value-type="string" calcext:value-type="string">
            <text:p>PRECIO TO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nera </text:p>
          </table:table-cell>
          <table:table-cell office:value-type="string" calcext:value-type="string">
            <text:p>2T</text:p>
          </table:table-cell>
          <table:table-cell office:value-type="currency" office:currency="ARS" office:value="15.97" calcext:value-type="currency">
            <text:p>$15,97</text:p>
          </table:table-cell>
          <table:table-cell office:value-type="float" office:value="7" calcext:value-type="float">
            <text:p>7</text:p>
          </table:table-cell>
          <table:table-cell table:formula="of:=[.D56]*[.E56]" office:value-type="currency" office:currency="ARS" office:value="111.79" calcext:value-type="currency">
            <text:p>$111,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currency" office:currency="ARS" office:value="4.82" calcext:value-type="currency">
            <text:p>$4,82</text:p>
          </table:table-cell>
          <table:table-cell office:value-type="float" office:value="4" calcext:value-type="float">
            <text:p>4</text:p>
          </table:table-cell>
          <table:table-cell table:formula="of:=[.D57]*[.E57]" office:value-type="currency" office:currency="ARS" office:value="19.28" calcext:value-type="currency">
            <text:p>$19,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es</text:p>
          </table:table-cell>
          <table:table-cell office:value-type="string" calcext:value-type="string">
            <text:p>Macho</text:p>
          </table:table-cell>
          <table:table-cell office:value-type="currency" office:currency="ARS" office:value="0.75" calcext:value-type="currency">
            <text:p>$0,75</text:p>
          </table:table-cell>
          <table:table-cell office:value-type="float" office:value="14" calcext:value-type="float">
            <text:p>14</text:p>
          </table:table-cell>
          <table:table-cell table:formula="of:=[.D58]*[.E58]" office:value-type="currency" office:currency="ARS" office:value="10.5" calcext:value-type="currency">
            <text:p>$10,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lsador</text:p>
          </table:table-cell>
          <table:table-cell office:value-type="string" calcext:value-type="string">
            <text:p>NA</text:p>
          </table:table-cell>
          <table:table-cell office:value-type="currency" office:currency="ARS" office:value="48" calcext:value-type="currency">
            <text:p>$48,00</text:p>
          </table:table-cell>
          <table:table-cell office:value-type="float" office:value="1" calcext:value-type="float">
            <text:p>1</text:p>
          </table:table-cell>
          <table:table-cell table:formula="of:=[.D59]*[.E59]" office:value-type="currency" office:currency="ARS" office:value="48" calcext:value-type="currency">
            <text:p>$48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ócalo </text:p>
          </table:table-cell>
          <table:table-cell office:value-type="string" calcext:value-type="string">
            <text:p>14x2</text:p>
          </table:table-cell>
          <table:table-cell office:value-type="currency" office:currency="ARS" office:value="13.69" calcext:value-type="currency">
            <text:p>$13,69</text:p>
          </table:table-cell>
          <table:table-cell office:value-type="float" office:value="1" calcext:value-type="float">
            <text:p>1</text:p>
          </table:table-cell>
          <table:table-cell table:formula="of:=[.D60]*[.E60]" office:value-type="currency" office:currency="ARS" office:value="13.69" calcext:value-type="currency">
            <text:p>$13,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istal</text:p>
          </table:table-cell>
          <table:table-cell office:value-type="string" calcext:value-type="string">
            <text:p>16 Mhz</text:p>
          </table:table-cell>
          <table:table-cell office:value-type="currency" office:currency="ARS" office:value="39.45" calcext:value-type="currency">
            <text:p>$39,45</text:p>
          </table:table-cell>
          <table:table-cell office:value-type="float" office:value="1" calcext:value-type="float">
            <text:p>1</text:p>
          </table:table-cell>
          <table:table-cell table:formula="of:=[.D61]*[.E61]" office:value-type="currency" office:currency="ARS" office:value="39.45" calcext:value-type="currency">
            <text:p>$39,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encia</text:p>
          </table:table-cell>
          <table:table-cell office:value-type="string" calcext:value-type="string">
            <text:p>470 <text:span text:style-name="T1">Ω</text:span>  0,25W</text:p>
          </table:table-cell>
          <table:table-cell office:value-type="currency" office:currency="ARS" office:value="2.57" calcext:value-type="currency">
            <text:p>$2,57</text:p>
          </table:table-cell>
          <table:table-cell office:value-type="float" office:value="4" calcext:value-type="float">
            <text:p>4</text:p>
          </table:table-cell>
          <table:table-cell table:formula="of:=[.D62]*[.E62]" office:value-type="currency" office:currency="ARS" office:value="10.28" calcext:value-type="currency">
            <text:p>$10,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encia</text:p>
          </table:table-cell>
          <table:table-cell office:value-type="string" calcext:value-type="string">
            <text:p>10 KΩ <text:s text:c="2"/>0,25W</text:p>
          </table:table-cell>
          <table:table-cell office:value-type="currency" office:currency="ARS" office:value="2.57" calcext:value-type="currency">
            <text:p>$2,57</text:p>
          </table:table-cell>
          <table:table-cell office:value-type="float" office:value="18" calcext:value-type="float">
            <text:p>18</text:p>
          </table:table-cell>
          <table:table-cell table:formula="of:=[.D63]*[.E63]" office:value-type="currency" office:currency="ARS" office:value="46.26" calcext:value-type="currency">
            <text:p>$46,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0,1uF</text:p>
          </table:table-cell>
          <table:table-cell office:value-type="currency" office:currency="ARS" office:value="4.87" calcext:value-type="currency">
            <text:p>$4,87</text:p>
          </table:table-cell>
          <table:table-cell office:value-type="float" office:value="5" calcext:value-type="float">
            <text:p>5</text:p>
          </table:table-cell>
          <table:table-cell table:formula="of:=[.D64]*[.E64]" office:value-type="currency" office:currency="ARS" office:value="24.35" calcext:value-type="currency">
            <text:p>$24,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controlador</text:p>
          </table:table-cell>
          <table:table-cell office:value-type="string" calcext:value-type="string">
            <text:p>Atmega328p</text:p>
          </table:table-cell>
          <table:table-cell office:value-type="currency" office:currency="ARS" office:value="339.99" calcext:value-type="currency">
            <text:p>$339,99</text:p>
          </table:table-cell>
          <table:table-cell office:value-type="float" office:value="1" calcext:value-type="float">
            <text:p>1</text:p>
          </table:table-cell>
          <table:table-cell table:formula="of:=[.D65]*[.E65]" office:value-type="currency" office:currency="ARS" office:value="339.99" calcext:value-type="currency">
            <text:p>$339,99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Op Amp</text:p>
          </table:table-cell>
          <table:table-cell table:style-name="ce91" office:value-type="string" calcext:value-type="string">
            <text:p>LM358</text:p>
          </table:table-cell>
          <table:table-cell table:style-name="ce96" office:value-type="currency" office:currency="ARS" office:value="30.06" calcext:value-type="currency">
            <text:p>$30,06</text:p>
          </table:table-cell>
          <table:table-cell table:style-name="ce91" office:value-type="float" office:value="4" calcext:value-type="float">
            <text:p>4</text:p>
          </table:table-cell>
          <table:table-cell table:style-name="ce107" table:formula="of:=[.D66]*[.E66]" office:value-type="currency" office:currency="ARS" office:value="120.24" calcext:value-type="currency">
            <text:p>$120,24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Op Amp</text:p>
          </table:table-cell>
          <table:table-cell table:style-name="ce91" office:value-type="string" calcext:value-type="string">
            <text:p>LM324</text:p>
          </table:table-cell>
          <table:table-cell table:style-name="ce96" office:value-type="currency" office:currency="ARS" office:value="36.79" calcext:value-type="currency">
            <text:p>$36,79</text:p>
          </table:table-cell>
          <table:table-cell table:style-name="ce91" office:value-type="float" office:value="4" calcext:value-type="float">
            <text:p>4</text:p>
          </table:table-cell>
          <table:table-cell table:style-name="ce107" table:formula="of:=[.D67]*[.E67]" office:value-type="currency" office:currency="ARS" office:value="147.16" calcext:value-type="currency">
            <text:p>$147,16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Diodo</text:p>
          </table:table-cell>
          <table:table-cell table:style-name="ce91" office:value-type="string" calcext:value-type="string">
            <text:p>1N4148</text:p>
          </table:table-cell>
          <table:table-cell table:style-name="ce96" office:value-type="currency" office:currency="ARS" office:value="2.32" calcext:value-type="currency">
            <text:p>$2,32</text:p>
          </table:table-cell>
          <table:table-cell table:style-name="ce91" office:value-type="float" office:value="8" calcext:value-type="float">
            <text:p>8</text:p>
          </table:table-cell>
          <table:table-cell table:style-name="ce107" table:formula="of:=[.D68]*[.E68]" office:value-type="currency" office:currency="ARS" office:value="18.56" calcext:value-type="currency">
            <text:p>$18,56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Capacitor</text:p>
          </table:table-cell>
          <table:table-cell table:style-name="ce91" office:value-type="string" calcext:value-type="string">
            <text:p>22uF</text:p>
          </table:table-cell>
          <table:table-cell table:style-name="ce96" office:value-type="currency" office:currency="ARS" office:value="3.86" calcext:value-type="currency">
            <text:p>$3,86</text:p>
          </table:table-cell>
          <table:table-cell table:style-name="ce91" office:value-type="float" office:value="2" calcext:value-type="float">
            <text:p>2</text:p>
          </table:table-cell>
          <table:table-cell table:style-name="ce107" table:formula="of:=[.D69]*[.E69]" office:value-type="currency" office:currency="ARS" office:value="7.72" calcext:value-type="currency">
            <text:p>$7,72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Resistencia</text:p>
          </table:table-cell>
          <table:table-cell office:value-type="string" calcext:value-type="string">
            <text:p>18 KΩ</text:p>
          </table:table-cell>
          <table:table-cell table:style-name="ce96" office:value-type="currency" office:currency="ARS" office:value="2.57" calcext:value-type="currency">
            <text:p>$2,57</text:p>
          </table:table-cell>
          <table:table-cell table:style-name="ce91" office:value-type="float" office:value="4" calcext:value-type="float">
            <text:p>4</text:p>
          </table:table-cell>
          <table:table-cell table:style-name="ce107" table:formula="of:=[.D70]*[.E70]" office:value-type="currency" office:currency="ARS" office:value="10.28" calcext:value-type="currency">
            <text:p>$10,28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Resistencia</text:p>
          </table:table-cell>
          <table:table-cell office:value-type="string" calcext:value-type="string">
            <text:p>2,2 K <text:span text:style-name="T1">Ω</text:span></text:p>
          </table:table-cell>
          <table:table-cell table:style-name="ce96" office:value-type="currency" office:currency="ARS" office:value="2.57" calcext:value-type="currency">
            <text:p>$2,57</text:p>
          </table:table-cell>
          <table:table-cell table:style-name="ce91" office:value-type="float" office:value="12" calcext:value-type="float">
            <text:p>12</text:p>
          </table:table-cell>
          <table:table-cell table:style-name="ce107" table:formula="of:=[.D71]*[.E71]" office:value-type="currency" office:currency="ARS" office:value="30.84" calcext:value-type="currency">
            <text:p>$30,84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Resistencia</text:p>
          </table:table-cell>
          <table:table-cell office:value-type="string" calcext:value-type="string">
            <text:p>2,7 K<text:span text:style-name="T1">Ω</text:span></text:p>
          </table:table-cell>
          <table:table-cell table:style-name="ce96" office:value-type="currency" office:currency="ARS" office:value="2.57" calcext:value-type="currency">
            <text:p>$2,57</text:p>
          </table:table-cell>
          <table:table-cell table:style-name="ce91" office:value-type="float" office:value="4" calcext:value-type="float">
            <text:p>4</text:p>
          </table:table-cell>
          <table:table-cell table:style-name="ce107" table:formula="of:=[.D72]*[.E72]" office:value-type="currency" office:currency="ARS" office:value="10.28" calcext:value-type="currency">
            <text:p>$10,28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Resistencia</text:p>
          </table:table-cell>
          <table:table-cell office:value-type="string" calcext:value-type="string">
            <text:p>1,2 K<text:span text:style-name="T1">Ω</text:span></text:p>
          </table:table-cell>
          <table:table-cell table:style-name="ce96" office:value-type="currency" office:currency="ARS" office:value="2.57" calcext:value-type="currency">
            <text:p>$2,57</text:p>
          </table:table-cell>
          <table:table-cell table:style-name="ce91" office:value-type="float" office:value="4" calcext:value-type="float">
            <text:p>4</text:p>
          </table:table-cell>
          <table:table-cell table:style-name="ce107" table:formula="of:=[.D73]*[.E73]" office:value-type="currency" office:currency="ARS" office:value="10.28" calcext:value-type="currency">
            <text:p>$10,28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Resistencia</text:p>
          </table:table-cell>
          <table:table-cell office:value-type="string" calcext:value-type="string">
            <text:p>15 K<text:span text:style-name="T1">Ω</text:span></text:p>
          </table:table-cell>
          <table:table-cell table:style-name="ce96" office:value-type="currency" office:currency="ARS" office:value="2.57" calcext:value-type="currency">
            <text:p>$2,57</text:p>
          </table:table-cell>
          <table:table-cell table:style-name="ce91" office:value-type="float" office:value="4" calcext:value-type="float">
            <text:p>4</text:p>
          </table:table-cell>
          <table:table-cell table:style-name="ce107" table:formula="of:=[.D74]*[.E74]" office:value-type="currency" office:currency="ARS" office:value="10.28" calcext:value-type="currency">
            <text:p>$10,28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Resistencia</text:p>
          </table:table-cell>
          <table:table-cell table:style-name="ce92" office:value-type="string" calcext:value-type="string">
            <text:p>56 K<text:span text:style-name="T2">Ω</text:span></text:p>
          </table:table-cell>
          <table:table-cell table:style-name="ce96" office:value-type="currency" office:currency="ARS" office:value="2.57" calcext:value-type="currency">
            <text:p>$2,57</text:p>
          </table:table-cell>
          <table:table-cell table:style-name="ce91" office:value-type="float" office:value="4" calcext:value-type="float">
            <text:p>4</text:p>
          </table:table-cell>
          <table:table-cell table:style-name="ce107" table:formula="of:=[.D75]*[.E75]" office:value-type="currency" office:currency="ARS" office:value="10.28" calcext:value-type="currency">
            <text:p>$10,28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Resistencia</text:p>
          </table:table-cell>
          <table:table-cell office:value-type="string" calcext:value-type="string">
            <text:p>12 KΩ</text:p>
          </table:table-cell>
          <table:table-cell table:style-name="ce96" office:value-type="currency" office:currency="ARS" office:value="2.57" calcext:value-type="currency">
            <text:p>$2,57</text:p>
          </table:table-cell>
          <table:table-cell table:style-name="ce91" office:value-type="float" office:value="8" calcext:value-type="float">
            <text:p>8</text:p>
          </table:table-cell>
          <table:table-cell table:style-name="ce107" table:formula="of:=[.D76]*[.E76]" office:value-type="currency" office:currency="ARS" office:value="20.56" calcext:value-type="currency">
            <text:p>$20,56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Resistencia</text:p>
          </table:table-cell>
          <table:table-cell office:value-type="string" calcext:value-type="string">
            <text:p>249 Ω (1% tol)</text:p>
          </table:table-cell>
          <table:table-cell table:style-name="ce96" office:value-type="currency" office:currency="ARS" office:value="8.43" calcext:value-type="currency">
            <text:p>$8,43</text:p>
          </table:table-cell>
          <table:table-cell table:style-name="ce91" office:value-type="float" office:value="4" calcext:value-type="float">
            <text:p>4</text:p>
          </table:table-cell>
          <table:table-cell table:style-name="ce107" table:formula="of:=[.D77]*[.E77]" office:value-type="currency" office:currency="ARS" office:value="33.72" calcext:value-type="currency">
            <text:p>$33,72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Placa Virgen</text:p>
          </table:table-cell>
          <table:table-cell table:style-name="ce91" office:value-type="string" calcext:value-type="string">
            <text:p>10x10cm doble fas</text:p>
          </table:table-cell>
          <table:table-cell table:style-name="ce96" office:value-type="currency" office:currency="ARS" office:value="264.99" calcext:value-type="currency">
            <text:p>$264,99</text:p>
          </table:table-cell>
          <table:table-cell table:style-name="ce91" office:value-type="float" office:value="1" calcext:value-type="float">
            <text:p>1</text:p>
          </table:table-cell>
          <table:table-cell table:style-name="ce107" table:formula="of:=[.D78]*[.E78]" office:value-type="currency" office:currency="ARS" office:value="264.99" calcext:value-type="currency">
            <text:p>$264,99</text:p>
          </table:table-cell>
          <table:table-cell table:number-columns-repeated="3"/>
        </table:table-row>
        <table:table-row table:style-name="ro1">
          <table:table-cell/>
          <table:table-cell table:style-name="ce84" table:number-columns-repeated="2"/>
          <table:table-cell table:style-name="ce97"/>
          <table:table-cell table:style-name="ce100" office:value-type="string" calcext:value-type="string">
            <text:p>TOTAL</text:p>
          </table:table-cell>
          <table:table-cell table:style-name="ce108" table:formula="of:=SUM([.F56:.F78])" office:value-type="currency" office:currency="ARS" office:value="1358.78" calcext:value-type="currency">
            <text:p>$1.358,7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73"/>
          <table:table-cell table:style-name="Default"/>
          <table:table-cell table:style-name="ce21" office:value-type="string" calcext:value-type="string">
            <text:p>TOTAL</text:p>
          </table:table-cell>
          <table:table-cell table:style-name="ce27" table:formula="of:=[.F25]+[.F41]+[.F51]+[.F79]" office:value-type="currency" office:currency="ARS" office:value="3951.96" calcext:value-type="currency">
            <text:p>$3.951,96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21:30:18.9228075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5:10:28.511189013</meta:creation-date>
    <dc:date>2020-10-11T21:32:08.786592786</dc:date>
    <meta:editing-duration>PT45M5S</meta:editing-duration>
    <meta:editing-cycles>7</meta:editing-cycles>
    <meta:generator>LibreOffice/6.4.6.2$Linux_X86_64 LibreOffice_project/40$Build-2</meta:generator>
    <meta:document-statistic meta:table-count="1" meta:cell-count="295" meta:object-count="0"/>
  </office:meta>
</office:document-meta>
</file>